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start" style:justify-single-word="false" fo:widows="1"/>
      <style:text-properties fo:font-size="18pt" style:font-size-asian="18pt" style:font-size-complex="18pt"/>
    </style:style>
    <style:style style:name="P3" style:family="paragraph" style:parent-style-name="Standard">
      <style:text-properties fo:font-variant="normal" fo:text-transform="none" fo:color="#222222" style:font-name="arial" fo:font-size="15pt" fo:letter-spacing="normal" fo:font-style="normal" fo:font-weight="normal" style:font-size-asian="15pt" style:font-size-complex="15pt"/>
    </style:style>
    <style:style style:name="P4" style:family="paragraph" style:parent-style-name="Standard">
      <style:text-properties fo:font-size="15pt" style:font-size-asian="15pt" style:font-size-complex="15pt"/>
    </style:style>
    <style:style style:name="P5" style:family="paragraph" style:parent-style-name="Standard">
      <style:paragraph-properties fo:text-align="start" style:justify-single-word="false" fo:widows="1"/>
      <style:text-properties fo:font-size="15pt" style:font-size-asian="15pt" style:font-size-complex="15pt"/>
    </style:style>
    <style:style style:name="P6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777777" style:font-name="arial" fo:font-size="15pt" fo:letter-spacing="normal" fo:font-style="normal" fo:font-weight="normal" style:font-size-asian="15pt" style:font-size-complex="15pt"/>
    </style:style>
    <style:style style:name="P7" style:family="paragraph" style:parent-style-name="Standard">
      <style:paragraph-properties fo:margin-left="0cm" fo:margin-right="0cm" fo:widows="1" fo:text-indent="0cm" style:auto-text-indent="false" style:writing-mode="lr-tb"/>
      <style:text-properties fo:font-variant="normal" fo:text-transform="none" fo:color="#222222" style:font-name="arial" fo:font-size="18pt" fo:letter-spacing="normal" fo:font-style="normal" fo:font-weight="normal" style:font-size-asian="18pt" style:font-size-complex="18pt"/>
    </style:style>
    <style:style style:name="P8" style:family="paragraph" style:parent-style-name="Standard">
      <style:paragraph-properties fo:margin-left="0cm" fo:margin-right="0cm" fo:widows="1" fo:text-indent="0cm" style:auto-text-indent="false" style:writing-mode="lr-tb"/>
      <style:text-properties fo:font-variant="normal" fo:text-transform="none" fo:color="#222222" fo:font-size="18pt" fo:letter-spacing="normal" style:font-size-asian="18pt" style:font-size-complex="18pt"/>
    </style:style>
    <style:style style:name="P9" style:family="paragraph" style:parent-style-name="Standard">
      <style:paragraph-properties fo:margin-left="0cm" fo:margin-right="0cm" fo:widows="1" fo:text-indent="0cm" style:auto-text-indent="false" style:writing-mode="lr-tb"/>
      <style:text-properties fo:font-variant="normal" fo:text-transform="none" fo:color="#222222" fo:font-size="15pt" fo:letter-spacing="normal" style:font-size-asian="15pt" style:font-size-complex="15pt"/>
    </style:style>
    <style:style style:name="T1" style:family="text">
      <style:text-properties fo:font-weight="bold"/>
    </style:style>
    <style:style style:name="T2" style:family="text">
      <style:text-properties style:font-name="arial" fo:font-style="normal" fo:font-weight="bold"/>
    </style:style>
    <style:style style:name="T3" style:family="text">
      <style:text-properties style:font-name="arial" fo:font-style="normal" fo:font-weight="normal"/>
    </style:style>
    <style:style style:name="T4" style:family="text">
      <style:text-properties style:font-name="arial" fo:font-size="9pt" fo:font-style="normal" fo:font-weight="bold"/>
    </style:style>
    <style:style style:name="T5" style:family="text">
      <style:text-properties style:font-name="arial" fo:font-size="9pt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:1jz"/>Madhuri am busy maa so please try to understand yourself main objective is creating offer based on customer shopping.. by using stores</text:p>
      <text:p text:style-name="P8"> <text:span text:style-name="T2">me: </text:span><text:span text:style-name="T3"> </text:span><text:bookmark text:name=":15g"/><text:span text:style-name="T3">ok</text:span></text:p>
      <text:section text:style-name="Sect1" text:name=":183">
        <text:p text:style-name="P2">thank you</text:p>
      </text:section>
      <text:p text:style-name="P1"/>
      <text:p text:style-name="P4"/>
      <text:p text:style-name="P3"><text:span text:style-name="T1">Abhilash: </text:span> <text:bookmark text:name=":zq"/>user will create campaign --&gt; store in data store --&gt; the backend request to crate actual offer --&gt; telluraide api it will return offer details --&gt; back end will send mail --&gt; the  end user will activate the offer or redeem it. </text:p>
      <text:p text:style-name="P6"/>
      <text:p text:style-name="P4"/>
      <text:p text:style-name="P4"/>
      <text:p text:style-name="P3"><text:bookmark text:name=":1mh"/>Member Offer service. its basically create offers for the some particular customers who purchased with certain category and for upto limit </text:p>
      <text:p text:style-name="P9"> <text:span text:style-name="T2">me: </text:span><text:span text:style-name="T3"> </text:span><text:bookmark text:name=":1mj"/><text:span text:style-name="T3">ok</text:span></text:p>
      <text:section text:style-name="Sect1" text:name=":1jp">
        <text:p text:style-name="P5">what kind of categories we have</text:p>
      </text:section>
      <text:section text:style-name="Sect1" text:name=":1jr">
        <text:p text:style-name="P5">any idea</text:p>
      </text:section>
      <text:p text:style-name="P9"> <text:span text:style-name="T2">Abhilash: </text:span><text:span text:style-name="T3"> </text:span><text:bookmark text:name=":1jq"/><text:span text:style-name="T3">this offers are created according to the campaign details and validity</text:span></text:p>
      <text:p text:style-name="P9"> <text:span text:style-name="T2">me: </text:span><text:span text:style-name="T3"> </text:span><text:bookmark text:name=":1lh"/><text:span text:style-name="T3">ok</text:span></text:p>
      <text:p text:style-name="P4"/>
      <text:p text:style-name="P4"/>
      <text:p text:style-name="P3">Category means product categories, like fashion, appar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3T17:14:05.265891348</meta:creation-date>
    <dc:date>2016-12-13T17:16:37.415485634</dc:date>
    <meta:editing-duration>PT2M3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11" meta:word-count="126" meta:character-count="722" meta:non-whitespace-character-count="600"/>
  </office:meta>
</office:document-meta>
</file>